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officeooo:paragraph-rsid="000bb1af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0bb1af" style:font-weight-asian="bold" style:font-weight-complex="bold"/>
    </style:style>
    <style:style style:name="P5" style:family="paragraph" style:parent-style-name="Preformatted_20_Text">
      <style:text-properties officeooo:paragraph-rsid="000bb1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p/core</text:p>
      <text:p text:style-name="Preformatted_20_Text"/>
      <text:p text:style-name="P3">changePwd.php</text:p>
      <text:p text:style-name="Preformatted_20_Text">include_once('protect.php')</text:p>
      <text:p text:style-name="Preformatted_20_Text">include_once('engine.php')</text:p>
      <text:p text:style-name="Preformatted_20_Text">Also uses a whole bunch of js </text:p>
      <text:p text:style-name="Preformatted_20_Text"><text:s text:c="10"/>'../../js/mail_system.js'</text:p>
      <text:p text:style-name="Preformatted_20_Text"><text:s text:c="10"/>'../modules/staff-members'</text:p>
      <text:p text:style-name="Preformatted_20_Text"><text:s text:c="10"/>'logout.php'</text:p>
      <text:p text:style-name="Preformatted_20_Text">include_once('../ui-layout/footer.inc')</text:p>
      <text:p text:style-name="Preformatted_20_Text"/>
      <text:p text:style-name="P3">config.php</text:p>
      <text:p text:style-name="Preformatted_20_Text">Also uses '../../index.php'</text:p>
      <text:p text:style-name="Preformatted_20_Text"/>
      <text:p text:style-name="P3">engine.php</text:p>
      <text:p text:style-name="Preformatted_20_Text">require_once('mysql.php')</text:p>
      <text:p text:style-name="Preformatted_20_Text">require_once('config.php')</text:p>
      <text:p text:style-name="Preformatted_20_Text"/>
      <text:p text:style-name="P3">helpSys.php</text:p>
      <text:p text:style-name="Preformatted_20_Text">include_once('protect.php')</text:p>
      <text:p text:style-name="Preformatted_20_Text">include_once('engine.php')</text:p>
      <text:p text:style-name="Preformatted_20_Text">Also uses 'js/helpingsystem/script.js'</text:p>
      <text:p text:style-name="Preformatted_20_Text"/>
      <text:p text:style-name="P3">logout.php</text:p>
      <text:p text:style-name="Preformatted_20_Text">NULL?</text:p>
      <text:p text:style-name="Preformatted_20_Text"/>
      <text:p text:style-name="P3">mailSys.php</text:p>
      <text:p text:style-name="Preformatted_20_Text">include_once('protect.php')</text:p>
      <text:p text:style-name="Preformatted_20_Text">include_once('engine.php')</text:p>
      <text:p text:style-name="Preformatted_20_Text">Also uses 'js/helpingsystem/script.js'</text:p>
      <text:p text:style-name="Preformatted_20_Text"/>
      <text:p text:style-name="P3">mysql.php</text:p>
      <text:p text:style-name="Preformatted_20_Text">NULL?</text:p>
      <text:p text:style-name="Preformatted_20_Text"/>
      <text:p text:style-name="P3">protect.php</text:p>
      <text:p text:style-name="Preformatted_20_Text">include_once('config.php')</text:p>
      <text:p text:style-name="Preformatted_20_Text"/>
      <text:p text:style-name="Preformatted_20_Text"/>
      <text:p text:style-name="P1">php/modules/research-duties</text:p>
      <text:p text:style-name="Preformatted_20_Text"/>
      <text:p text:style-name="P3">add-form-xref.php</text:p>
      <text:p text:style-name="Preformatted_20_Text">require_once('../../core/engine.php')</text:p>
      <text:p text:style-name="Preformatted_20_Text">include_once('../../core/protect.php')</text:p>
      <text:p text:style-name="Preformatted_20_Text">Also uses 'edit.php'</text:p>
      <text:p text:style-name="Preformatted_20_Text"/>
      <text:p text:style-name="P3">add-form.php</text:p>
      <text:p text:style-name="Preformatted_20_Text">require_once('../../core/engine.php')</text:p>
      <text:p text:style-name="Preformatted_20_Text">include_once('../../core/protect.php')</text:p>
      <text:p text:style-name="Preformatted_20_Text">Also uses '../research-duties/' &lt;- redirects to main page</text:p>
      <text:p text:style-name="Preformatted_20_Text"/>
      <text:p text:style-name="P3">add.inc.php</text:p>
      <text:p text:style-name="Preformatted_20_Text">include_once('../../core/protect.php')</text:p>
      <text:p text:style-name="Preformatted_20_Text">Also uses '../research-duties/' &lt;- redirects to main page</text:p>
      <text:p text:style-name="Preformatted_20_Text"><text:s text:c="10"/>'../../core/logout.php'</text:p>
      <text:p text:style-name="Preformatted_20_Text"/>
      <text:p text:style-name="P3">add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include_once('add.inc.php')</text:p>
      <text:p text:style-name="Preformatted_20_Text">include_once('../../ui-layout/footer.inc')</text:p>
      <text:p text:style-name="Preformatted_20_Text"/>
      <text:p text:style-name="P3">controller.php</text:p>
      <text:p text:style-name="Preformatted_20_Text"><text:soft-page-break/>require_once('../../core/engine.php')</text:p>
      <text:p text:style-name="Preformatted_20_Text">include_once('../../core/protect.php')</text:p>
      <text:p text:style-name="Preformatted_20_Text">Also uses 'add-form.php'</text:p>
      <text:p text:style-name="Preformatted_20_Text"><text:s text:c="10"/>'edit-form.php'</text:p>
      <text:p text:style-name="Preformatted_20_Text"><text:s text:c="10"/>'add-form-xref.php'</text:p>
      <text:p text:style-name="Preformatted_20_Text"/>
      <text:p text:style-name="P3">edit-form.php</text:p>
      <text:p text:style-name="Preformatted_20_Text">require_once('../../core/engine.php')</text:p>
      <text:p text:style-name="Preformatted_20_Text">include_once('../../core/protect.php')</text:p>
      <text:p text:style-name="Preformatted_20_Text">Also uses '../research-duties/' &lt;- redirects to main page</text:p>
      <text:p text:style-name="Preformatted_20_Text"/>
      <text:p text:style-name="P3">edit.inc.php</text:p>
      <text:p text:style-name="Preformatted_20_Text">Also uses '../research-duties/' &lt;- redirects to main page</text:p>
      <text:p text:style-name="Preformatted_20_Text"><text:s text:c="10"/>'../../core/logout.php'</text:p>
      <text:p text:style-name="Preformatted_20_Text"><text:s text:c="10"/>'remove.php'</text:p>
      <text:p text:style-name="Preformatted_20_Text"><text:s text:c="10"/>'../staff-members/edit.php'</text:p>
      <text:p text:style-name="Preformatted_20_Text"><text:s text:c="10"/>'../graphs-and-charts/research-pie.php'</text:p>
      <text:p text:style-name="Preformatted_20_Text"/>
      <text:p text:style-name="P3">edit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include_once('edit.inc.php')</text:p>
      <text:p text:style-name="Preformatted_20_Text">include_once('../../ui-layout/footer.inc')</text:p>
      <text:p text:style-name="Preformatted_20_Text"/>
      <text:p text:style-name="P3">index.filtered.inc.php</text:p>
      <text:p text:style-name="Preformatted_20_Text">require_once('controller.php')</text:p>
      <text:p text:style-name="Preformatted_20_Text">include_once('../../core/protect.php')</text:p>
      <text:p text:style-name="Preformatted_20_Text"/>
      <text:p text:style-name="P3">index.inc.php</text:p>
      <text:p text:style-name="Preformatted_20_Text">include_once('../../core/protect.php')</text:p>
      <text:p text:style-name="Preformatted_20_Text">Also uses '../../core/logout.php'</text:p>
      <text:p text:style-name="Preformatted_20_Text"><text:s text:c="10"/>'add.php'</text:p>
      <text:p text:style-name="Preformatted_20_Text"/>
      <text:p text:style-name="P3">index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include_once('index.inc.php')</text:p>
      <text:p text:style-name="Preformatted_20_Text">include_once('../../ui-layout/footer.inc')</text:p>
      <text:p text:style-name="Preformatted_20_Text"/>
      <text:p text:style-name="P3">index.unfiltered.inc.php</text:p>
      <text:p text:style-name="Preformatted_20_Text">require_once('controller.php')</text:p>
      <text:p text:style-name="Preformatted_20_Text">include_once('../../core/protect.php')</text:p>
      <text:p text:style-name="Preformatted_20_Text"/>
      <text:p text:style-name="P3">remove-xref.php</text:p>
      <text:p text:style-name="Preformatted_20_Text">require_once('controller.php')</text:p>
      <text:p text:style-name="Preformatted_20_Text">include_once('../../core/protect.php')</text:p>
      <text:p text:style-name="Preformatted_20_Text">Also uses 'edit.php'</text:p>
      <text:p text:style-name="Preformatted_20_Text"/>
      <text:p text:style-name="P3">remove.php</text:p>
      <text:p text:style-name="Preformatted_20_Text">include_once('../../core/protect.php')</text:p>
      <text:p text:style-name="Preformatted_20_Text">include_once('controller.php')</text:p>
      <text:p text:style-name="Preformatted_20_Text">Also uses '../research-duties/' &lt;- redirects to main page</text:p>
      <text:p text:style-name="Preformatted_20_Text">include_once('../../ui-layout/header.inc')</text:p>
      <text:p text:style-name="Preformatted_20_Text">Also uses '../../core/logout.php'</text:p>
      <text:p text:style-name="Preformatted_20_Text"><text:s text:c="10"/>'../staff-members/edit.php'</text:p>
      <text:p text:style-name="Preformatted_20_Text">include_once('../../ui-layout/footer.inc')</text:p>
      <text:p text:style-name="Preformatted_20_Text"/>
      <text:p text:style-name="Preformatted_20_Text"/>
      <text:p text:style-name="P1">php/modules/graphs-and-charts/</text:p>
      <text:p text:style-name="Preformatted_20_Text"/>
      <text:p text:style-name="P3">admin-pie.php</text:p>
      <text:p text:style-name="Preformatted_20_Text"><text:soft-page-break/>include_once("pChart/pChart/pData.class")</text:p>
      <text:p text:style-name="Preformatted_20_Text">include_once("pChart/pChart/pChart.class")</text:p>
      <text:p text:style-name="Preformatted_20_Text">include_once('../../core/protect.php')</text:p>
      <text:p text:style-name="Preformatted_20_Text">include_once('../../core/engine.php')</text:p>
      <text:p text:style-name="Preformatted_20_Text"/>
      <text:p text:style-name="P3">controller.php</text:p>
      <text:p text:style-name="Preformatted_20_Text">require_once('../../core/engine.php')</text:p>
      <text:p text:style-name="Preformatted_20_Text"/>
      <text:p text:style-name="P3">index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Also uses '../../core/logout.php'</text:p>
      <text:p text:style-name="Preformatted_20_Text">include_once('../../ui-layout/footer.inc')</text:p>
      <text:p text:style-name="Preformatted_20_Text"/>
      <text:p text:style-name="P3">module-pie.php</text:p>
      <text:p text:style-name="Preformatted_20_Text">include_once("pChart/pChart/pData.class")</text:p>
      <text:p text:style-name="Preformatted_20_Text">include_once("pChart/pChart/pChart.class")</text:p>
      <text:p text:style-name="Preformatted_20_Text">include_once('../../core/protect.php')</text:p>
      <text:p text:style-name="Preformatted_20_Text">include_once('../../core/engine.php')</text:p>
      <text:p text:style-name="Preformatted_20_Text"/>
      <text:p text:style-name="P3">research-pie.php</text:p>
      <text:p text:style-name="Preformatted_20_Text">include_once("pChart/pChart/pData.class")</text:p>
      <text:p text:style-name="Preformatted_20_Text">include_once("pChart/pChart/pChart.class")</text:p>
      <text:p text:style-name="Preformatted_20_Text">include_once('../../core/protect.php')</text:p>
      <text:p text:style-name="Preformatted_20_Text">include_once('../../core/engine.php')</text:p>
      <text:p text:style-name="Preformatted_20_Text"/>
      <text:p text:style-name="P3">staff-bar-rotated.php</text:p>
      <text:p text:style-name="Preformatted_20_Text">include_once('../../core/protect.php')</text:p>
      <text:p text:style-name="Preformatted_20_Text">require_once('../../core/config.php')</text:p>
      <text:p text:style-name="Preformatted_20_Text">Also uses 'php/modules/graphs-and-charts/staff-bar.php'</text:p>
      <text:p text:style-name="Preformatted_20_Text"/>
      <text:p text:style-name="P3">staff-bar.php</text:p>
      <text:p text:style-name="Preformatted_20_Text">include("pChart/pChart/pData.class")</text:p>
      <text:p text:style-name="Preformatted_20_Text">include("pChart/pChart/pChart.class")</text:p>
      <text:p text:style-name="Preformatted_20_Text">include_once('controller.php')</text:p>
      <text:p text:style-name="Preformatted_20_Text"/>
      <text:p text:style-name="P3">staff-pie-controller.php</text:p>
      <text:p text:style-name="Preformatted_20_Text">require_once('../../core/engine.php')</text:p>
      <text:p text:style-name="Preformatted_20_Text">include_once('../../core/protect.php')</text:p>
      <text:p text:style-name="Preformatted_20_Text"/>
      <text:p text:style-name="P3">staff-pie.php</text:p>
      <text:p text:style-name="Preformatted_20_Text">include_once("pChart/pChart/pData.class")</text:p>
      <text:p text:style-name="Preformatted_20_Text">include_once("pChart/pChart/pChart.class")</text:p>
      <text:p text:style-name="Preformatted_20_Text">include_once('../../core/protect.php')</text:p>
      <text:p text:style-name="Preformatted_20_Text">include_once('staff-pie-controller.php')</text:p>
      <text:p text:style-name="Preformatted_20_Text"/>
      <text:p text:style-name="P3">workload-graph.php</text:p>
      <text:p text:style-name="Preformatted_20_Text">include_once("pChart/pChart/pData.class")</text:p>
      <text:p text:style-name="Preformatted_20_Text">include_once("pChart/pChart/pChart.class")</text:p>
      <text:p text:style-name="Preformatted_20_Text">include_once('../../core/protect.php')</text:p>
      <text:p text:style-name="Preformatted_20_Text">include_once('controller.php')</text:p>
      <text:p text:style-name="Preformatted_20_Text"/>
      <text:p text:style-name="Preformatted_20_Text"/>
      <text:p text:style-name="P1">php/modules/staff-members</text:p>
      <text:p text:style-name="Preformatted_20_Text"/>
      <text:p text:style-name="P3">add-form-admin-tasks-xref.php</text:p>
      <text:p text:style-name="Preformatted_20_Text">require_once('../../core/engine.php')</text:p>
      <text:p text:style-name="Preformatted_20_Text">include_once('../../core/protect.php')</text:p>
      <text:p text:style-name="Preformatted_20_Text">Also uses 'edit.php'</text:p>
      <text:p text:style-name="Preformatted_20_Text"/>
      <text:p text:style-name="P3">add-form-current-modules-xref.php</text:p>
      <text:p text:style-name="Preformatted_20_Text">require_once('../../core/engine.php') </text:p>
      <text:p text:style-name="Preformatted_20_Text"><text:soft-page-break/>include_once('../../core/protect.php') </text:p>
      <text:p text:style-name="Preformatted_20_Text">Also uses 'edit.php'</text:p>
      <text:p text:style-name="Preformatted_20_Text"/>
      <text:p text:style-name="P3">add-form-research-duties-xref.php</text:p>
      <text:p text:style-name="Preformatted_20_Text">require_once('../../core/engine.php') </text:p>
      <text:p text:style-name="Preformatted_20_Text">include_once('../../core/protect.php') </text:p>
      <text:p text:style-name="Preformatted_20_Text">Also uses 'edit.php'</text:p>
      <text:p text:style-name="Preformatted_20_Text"/>
      <text:p text:style-name="P3">add-form.php</text:p>
      <text:p text:style-name="Preformatted_20_Text">require_once('../../core/engine.php') </text:p>
      <text:p text:style-name="Preformatted_20_Text">include_once('../../core/protect.php') </text:p>
      <text:p text:style-name="Preformatted_20_Text">Also uses '../staff-members'</text:p>
      <text:p text:style-name="Preformatted_20_Text"/>
      <text:p text:style-name="P3">add.inc.php</text:p>
      <text:p text:style-name="Preformatted_20_Text">include_once('../../core/protect.php')</text:p>
      <text:p text:style-name="Preformatted_20_Text">Also uses '../staff-members'</text:p>
      <text:p text:style-name="Preformatted_20_Text"><text:s text:c="10"/>'../../core/logout.php'</text:p>
      <text:p text:style-name="Preformatted_20_Text"/>
      <text:p text:style-name="P3">add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include_once('add.inc.php')</text:p>
      <text:p text:style-name="Preformatted_20_Text">include_once('../../ui-layout/footer.inc')</text:p>
      <text:p text:style-name="Preformatted_20_Text"/>
      <text:p text:style-name="P3">controller.php</text:p>
      <text:p text:style-name="Preformatted_20_Text">require_once('../../core/engine.php')</text:p>
      <text:p text:style-name="Preformatted_20_Text">require_once('../../core/protect.php')</text:p>
      <text:p text:style-name="Preformatted_20_Text">Also uses '../graphs-and-charts/staff-bar-rotated.php'</text:p>
      <text:p text:style-name="Preformatted_20_Text"><text:s text:c="10"/>'add-form.php'</text:p>
      <text:p text:style-name="Preformatted_20_Text"><text:s text:c="10"/>'edit-form.php'</text:p>
      <text:p text:style-name="Preformatted_20_Text"><text:s text:c="10"/>'add-form-current-modules-xref.php'</text:p>
      <text:p text:style-name="Preformatted_20_Text"><text:s text:c="10"/>'add-form-admin-tasks-xref.php'</text:p>
      <text:p text:style-name="Preformatted_20_Text"><text:s text:c="10"/>'add-form-research-duties-xref.php'</text:p>
      <text:p text:style-name="Preformatted_20_Text"><text:s text:c="10"/>'remove-research-duties-xref.php'</text:p>
      <text:p text:style-name="Preformatted_20_Text"/>
      <text:p text:style-name="P3">edit-form.php</text:p>
      <text:p text:style-name="Preformatted_20_Text">require_once('../../core/engine.php')</text:p>
      <text:p text:style-name="Preformatted_20_Text">include_once('../../core/protect.php')</text:p>
      <text:p text:style-name="Preformatted_20_Text">Also uses '../staff-members'</text:p>
      <text:p text:style-name="Preformatted_20_Text"/>
      <text:p text:style-name="P3">edit.inc.php</text:p>
      <text:p text:style-name="Preformatted_20_Text">Also uses '../staff-members'</text:p>
      <text:p text:style-name="Preformatted_20_Text"><text:s text:c="10"/>'../../core/logout.php'</text:p>
      <text:p text:style-name="Preformatted_20_Text"><text:s text:c="10"/>'remove.php'</text:p>
      <text:p text:style-name="Preformatted_20_Text"><text:s text:c="10"/>'../graphs-and-charts/staff-pie.php'</text:p>
      <text:p text:style-name="Preformatted_20_Text"><text:s text:c="10"/>'../current-modules/edit.php'</text:p>
      <text:p text:style-name="Preformatted_20_Text"><text:s text:c="10"/>'../admin-tasks/edit.php'</text:p>
      <text:p text:style-name="Preformatted_20_Text"><text:s text:c="10"/>'../research-duties/edit.php'</text:p>
      <text:p text:style-name="Preformatted_20_Text"/>
      <text:p text:style-name="P3">edit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include_once('edit.inc.php')</text:p>
      <text:p text:style-name="Preformatted_20_Text">include_once('../../ui-layout/footer.inc')</text:p>
      <text:p text:style-name="Preformatted_20_Text"/>
      <text:p text:style-name="P3">index.filtered.inc.php</text:p>
      <text:p text:style-name="Preformatted_20_Text">require_once('controller.php')</text:p>
      <text:p text:style-name="Preformatted_20_Text">include_once('../../core/protect.php')</text:p>
      <text:p text:style-name="Preformatted_20_Text"/>
      <text:p text:style-name="P3">index.inc.php</text:p>
      <text:p text:style-name="Preformatted_20_Text">include_once('../../core/protect.php')</text:p>
      <text:p text:style-name="Preformatted_20_Text">Also uses '../../core/logout.php'</text:p>
      <text:p text:style-name="Preformatted_20_Text"><text:soft-page-break/></text:p>
      <text:p text:style-name="P3">index.php</text:p>
      <text:p text:style-name="Preformatted_20_Text">include_once('../../core/protect.php')</text:p>
      <text:p text:style-name="Preformatted_20_Text">require_once('controller.php')</text:p>
      <text:p text:style-name="Preformatted_20_Text">include_once('../../ui-layout/header.inc')</text:p>
      <text:p text:style-name="Preformatted_20_Text">include_once('index.inc.php')</text:p>
      <text:p text:style-name="Preformatted_20_Text">include_once('../../ui-layout/footer.inc')</text:p>
      <text:p text:style-name="Preformatted_20_Text"/>
      <text:p text:style-name="P3">index.unfiltered.inc.php</text:p>
      <text:p text:style-name="Preformatted_20_Text">require_once('controller.php')</text:p>
      <text:p text:style-name="Preformatted_20_Text">include_once('../../core/protect.php')</text:p>
      <text:p text:style-name="Preformatted_20_Text"/>
      <text:p text:style-name="P3">remove-admin-tasks-xref.php</text:p>
      <text:p text:style-name="Preformatted_20_Text">require_once('controller.php')</text:p>
      <text:p text:style-name="Preformatted_20_Text">include_once('../../core/protect.php')</text:p>
      <text:p text:style-name="Preformatted_20_Text">Also uses 'edit.php'</text:p>
      <text:p text:style-name="Preformatted_20_Text"/>
      <text:p text:style-name="P3">remove-current-modules-xref.php</text:p>
      <text:p text:style-name="Preformatted_20_Text">require_once('controller.php')</text:p>
      <text:p text:style-name="Preformatted_20_Text">include_once('../../core/protect.php')</text:p>
      <text:p text:style-name="Preformatted_20_Text">Also uses 'edit.php'</text:p>
      <text:p text:style-name="Preformatted_20_Text"/>
      <text:p text:style-name="P3">remove-research-duties-xref.php</text:p>
      <text:p text:style-name="Preformatted_20_Text">requrie_once('controller.php')</text:p>
      <text:p text:style-name="Preformatted_20_Text">include_once('../../core/protect.php')</text:p>
      <text:p text:style-name="Preformatted_20_Text">Also uses 'edit.php'</text:p>
      <text:p text:style-name="Preformatted_20_Text"/>
      <text:p text:style-name="P3">remove.php</text:p>
      <text:p text:style-name="Preformatted_20_Text">include_once('../../core/protect.php')</text:p>
      <text:p text:style-name="Preformatted_20_Text">include_once('controller.php')</text:p>
      <text:p text:style-name="Preformatted_20_Text">Also uses '../staff-members'</text:p>
      <text:p text:style-name="Preformatted_20_Text">include_once('../../ui-layout/header.inc')</text:p>
      <text:p text:style-name="Preformatted_20_Text">Also uses '../../core/logout.php'</text:p>
      <text:p text:style-name="Preformatted_20_Text"><text:s text:c="10"/>'../current-modules/edit.php'</text:p>
      <text:p text:style-name="Preformatted_20_Text"><text:s text:c="10"/>'../admin-tasks/edit.php'</text:p>
      <text:p text:style-name="Preformatted_20_Text"><text:s text:c="10"/>'../research-duties/edit.php'</text:p>
      <text:p text:style-name="Preformatted_20_Text">include_once('../../ui-layout/footer.inc')</text:p>
      <text:p text:style-name="Preformatted_20_Text"/>
      <text:p text:style-name="Preformatted_20_Text"/>
      <text:p text:style-name="P2">php/modules/current-modules</text:p>
      <text:p text:style-name="P5"/>
      <text:p text:style-name="P4">add-form-xref.php</text:p>
      <text:p text:style-name="P5">require_once('../../core/engine.php')</text:p>
      <text:p text:style-name="P5">include_once('../../core/protect.php')</text:p>
      <text:p text:style-name="P5">Also uses 'edit.php'</text:p>
      <text:p text:style-name="P5"/>
      <text:p text:style-name="P4">add-form.php</text:p>
      <text:p text:style-name="P5">require_once('../../core/engine.php')</text:p>
      <text:p text:style-name="P5">include_once('../../core/protect.php')</text:p>
      <text:p text:style-name="P5">Also uses '../current-modules/' &lt;- redirects to main page</text:p>
      <text:p text:style-name="P5"/>
      <text:p text:style-name="P4">add.inc.php</text:p>
      <text:p text:style-name="P5">include_once('../../core/protect.php')</text:p>
      <text:p text:style-name="P5">Also uses '../current-modules/' &lt;- redirects to main page</text:p>
      <text:p text:style-name="P5"><text:s text:c="10"/>'../../core/logout.php'</text:p>
      <text:p text:style-name="P5"/>
      <text:p text:style-name="P4">add.php</text:p>
      <text:p text:style-name="P5">include_once('../../core/protect.php')</text:p>
      <text:p text:style-name="P5">require_once('controller.php')</text:p>
      <text:p text:style-name="P5">include_once('../../ui-layout/header.inc')</text:p>
      <text:p text:style-name="P5">include_once('add.inc.php')</text:p>
      <text:p text:style-name="P5">include_once('../../ui-layout/footer.inc')</text:p>
      <text:p text:style-name="P5"/>
      <text:p text:style-name="P4"><text:soft-page-break/>controller.php</text:p>
      <text:p text:style-name="P5">require_once('../../core/engine.php')</text:p>
      <text:p text:style-name="P5">include_once('../../core/protect.php')</text:p>
      <text:p text:style-name="P5">Also uses 'add-form.php'</text:p>
      <text:p text:style-name="P5"><text:s text:c="10"/>'edit-form.php'</text:p>
      <text:p text:style-name="P5"><text:s text:c="10"/>'add-form-xref.php'</text:p>
      <text:p text:style-name="P5"/>
      <text:p text:style-name="P4">edit-form.php</text:p>
      <text:p text:style-name="P5">require_once('../../core/engine.php')</text:p>
      <text:p text:style-name="P5">include_once('../../core/protect.php')</text:p>
      <text:p text:style-name="P5">Also uses '../current-modules/' &lt;- redirects to main page</text:p>
      <text:p text:style-name="P5"/>
      <text:p text:style-name="P4">edit.inc.php</text:p>
      <text:p text:style-name="P5">Also uses '../current-modules/' &lt;- redirects to main page</text:p>
      <text:p text:style-name="P5"><text:s text:c="10"/>'../../core/logout.php'</text:p>
      <text:p text:style-name="P5"><text:s text:c="10"/>'remove.php'</text:p>
      <text:p text:style-name="P5"><text:s text:c="10"/>'../staff-members/edit.php'</text:p>
      <text:p text:style-name="P5"><text:s text:c="10"/>'../graphs-and-charts/research-pie.php'</text:p>
      <text:p text:style-name="P5"/>
      <text:p text:style-name="P4">edit.php</text:p>
      <text:p text:style-name="P5">include_once('../../core/protect.php')</text:p>
      <text:p text:style-name="P5">require_once('controller.php')</text:p>
      <text:p text:style-name="P5">include_once('../../ui-layout/header.inc')</text:p>
      <text:p text:style-name="P5">include_once('edit.inc.php')</text:p>
      <text:p text:style-name="P5">include_once('../../ui-layout/footer.inc')</text:p>
      <text:p text:style-name="P5"/>
      <text:p text:style-name="P4">index.filtered.inc.php</text:p>
      <text:p text:style-name="P5">require_once('controller.php')</text:p>
      <text:p text:style-name="P5">include_once('../../core/protect.php')</text:p>
      <text:p text:style-name="P5"/>
      <text:p text:style-name="P4">index.inc.php</text:p>
      <text:p text:style-name="P5">include_once('../../core/protect.php')</text:p>
      <text:p text:style-name="P5">Also uses '../../core/logout.php'</text:p>
      <text:p text:style-name="P5"><text:s text:c="10"/>'add.php'</text:p>
      <text:p text:style-name="P5"/>
      <text:p text:style-name="P4">index.php</text:p>
      <text:p text:style-name="P5">include_once('../../core/protect.php')</text:p>
      <text:p text:style-name="P5">require_once('controller.php')</text:p>
      <text:p text:style-name="P5">include_once('../../ui-layout/header.inc')</text:p>
      <text:p text:style-name="P5">include_once('index.inc.php')</text:p>
      <text:p text:style-name="P5">include_once('../../ui-layout/footer.inc')</text:p>
      <text:p text:style-name="P5"/>
      <text:p text:style-name="P4">index.unfiltered.inc.php</text:p>
      <text:p text:style-name="P5">require_once('controller.php')</text:p>
      <text:p text:style-name="P5">include_once('../../core/protect.php')</text:p>
      <text:p text:style-name="P5"/>
      <text:p text:style-name="P4">remove-xref.php</text:p>
      <text:p text:style-name="P5">require_once('controller.php')</text:p>
      <text:p text:style-name="P5">include_once('../../core/protect.php')</text:p>
      <text:p text:style-name="P5">Also uses 'edit.php'</text:p>
      <text:p text:style-name="P5"/>
      <text:p text:style-name="P4">remove.php</text:p>
      <text:p text:style-name="P5">include_once('../../core/protect.php')</text:p>
      <text:p text:style-name="P5">include_once('controller.php')</text:p>
      <text:p text:style-name="P5">Also uses '../current-modules/' &lt;- redirects to main page</text:p>
      <text:p text:style-name="P5">include_once('../../ui-layout/header.inc')</text:p>
      <text:p text:style-name="P5">Also uses '../../core/logout.php'</text:p>
      <text:p text:style-name="P5"><text:s text:c="10"/>'../staff-members/edit.php'</text:p>
      <text:p text:style-name="P5">include_once('../../ui-layout/footer.inc')</text:p>
      <text:p text:style-name="P5"/>
      <text:p text:style-name="P5"/>
      <text:p text:style-name="P2">php/modules/admin-tasks</text:p>
      <text:p text:style-name="P5"/>
      <text:p text:style-name="P4"><text:soft-page-break/>add-form-xref.php</text:p>
      <text:p text:style-name="P5">require_once('../../core/engine.php')</text:p>
      <text:p text:style-name="P5">include_once('../../core/protect.php')</text:p>
      <text:p text:style-name="P5">Also uses 'edit.php'</text:p>
      <text:p text:style-name="P5"/>
      <text:p text:style-name="P4">add-form.php</text:p>
      <text:p text:style-name="P5">require_once('../../core/engine.php')</text:p>
      <text:p text:style-name="P5">include_once('../../core/protect.php')</text:p>
      <text:p text:style-name="P5">Also uses '../admin-tasks/' &lt;- redirects to main page</text:p>
      <text:p text:style-name="P5"/>
      <text:p text:style-name="P4">add.inc.php</text:p>
      <text:p text:style-name="P5">include_once('../../core/protect.php')</text:p>
      <text:p text:style-name="P5">Also uses '../admin-tasks/' &lt;- redirects to main page</text:p>
      <text:p text:style-name="P5"><text:s text:c="10"/>'../../core/logout.php'</text:p>
      <text:p text:style-name="P5"/>
      <text:p text:style-name="P4">add.php</text:p>
      <text:p text:style-name="P5">include_once('../../core/protect.php')</text:p>
      <text:p text:style-name="P5">require_once('controller.php')</text:p>
      <text:p text:style-name="P5">include_once('../../ui-layout/header.inc')</text:p>
      <text:p text:style-name="P5">include_once('add.inc.php')</text:p>
      <text:p text:style-name="P5">include_once('../../ui-layout/footer.inc')</text:p>
      <text:p text:style-name="P5"/>
      <text:p text:style-name="P4">controller.php</text:p>
      <text:p text:style-name="P5">require_once('../../core/engine.php')</text:p>
      <text:p text:style-name="P5">include_once('../../core/protect.php')</text:p>
      <text:p text:style-name="P5">Also uses 'add-form.php'</text:p>
      <text:p text:style-name="P5"><text:s text:c="10"/>'edit-form.php'</text:p>
      <text:p text:style-name="P5"><text:s text:c="10"/>'add-form-xref.php'</text:p>
      <text:p text:style-name="P5"/>
      <text:p text:style-name="P4">edit-form.php</text:p>
      <text:p text:style-name="P5">require_once('../../core/engine.php')</text:p>
      <text:p text:style-name="P5">include_once('../../core/protect.php')</text:p>
      <text:p text:style-name="P5">Also uses '../admin-tasks/' &lt;- redirects to main page</text:p>
      <text:p text:style-name="P5"/>
      <text:p text:style-name="P4">edit.inc.php</text:p>
      <text:p text:style-name="P5">Also uses '../admin-tasks/' &lt;- redirects to main page</text:p>
      <text:p text:style-name="P5"><text:s text:c="10"/>'../../core/logout.php'</text:p>
      <text:p text:style-name="P5"><text:s text:c="10"/>'remove.php'</text:p>
      <text:p text:style-name="P5"><text:s text:c="10"/>'../staff-members/edit.php'</text:p>
      <text:p text:style-name="P5"><text:s text:c="10"/>'../graphs-and-charts/research-pie.php'</text:p>
      <text:p text:style-name="P5"/>
      <text:p text:style-name="P4">edit.php</text:p>
      <text:p text:style-name="P5">include_once('../../core/protect.php')</text:p>
      <text:p text:style-name="P5">require_once('controller.php')</text:p>
      <text:p text:style-name="P5">include_once('../../ui-layout/header.inc')</text:p>
      <text:p text:style-name="P5">include_once('edit.inc.php')</text:p>
      <text:p text:style-name="P5">include_once('../../ui-layout/footer.inc')</text:p>
      <text:p text:style-name="P5"/>
      <text:p text:style-name="P4">index.filtered.inc.php</text:p>
      <text:p text:style-name="P5">require_once('controller.php')</text:p>
      <text:p text:style-name="P5">include_once('../../core/protect.php')</text:p>
      <text:p text:style-name="P5"/>
      <text:p text:style-name="P4">index.inc.php</text:p>
      <text:p text:style-name="P5">include_once('../../core/protect.php')</text:p>
      <text:p text:style-name="P5">Also uses '../../core/logout.php'</text:p>
      <text:p text:style-name="P5"><text:s text:c="10"/>'add.php'</text:p>
      <text:p text:style-name="P5"/>
      <text:p text:style-name="P4">index.php</text:p>
      <text:p text:style-name="P5">include_once('../../core/protect.php')</text:p>
      <text:p text:style-name="P5">require_once('controller.php')</text:p>
      <text:p text:style-name="P5">include_once('../../ui-layout/header.inc')</text:p>
      <text:p text:style-name="P5">include_once('index.inc.php')</text:p>
      <text:p text:style-name="P5">include_once('../../ui-layout/footer.inc')</text:p>
      <text:p text:style-name="P5"/>
      <text:p text:style-name="P4"><text:soft-page-break/>index.unfiltered.inc.php</text:p>
      <text:p text:style-name="P5">require_once('controller.php')</text:p>
      <text:p text:style-name="P5">include_once('../../core/protect.php')</text:p>
      <text:p text:style-name="P5"/>
      <text:p text:style-name="P4">remove-xref.php</text:p>
      <text:p text:style-name="P5">require_once('controller.php')</text:p>
      <text:p text:style-name="P5">include_once('../../core/protect.php')</text:p>
      <text:p text:style-name="P5">Also uses 'edit.php'</text:p>
      <text:p text:style-name="P5"/>
      <text:p text:style-name="P4">remove.php</text:p>
      <text:p text:style-name="P5">include_once('../../core/protect.php')</text:p>
      <text:p text:style-name="P5">include_once('controller.php')</text:p>
      <text:p text:style-name="P5">Also uses '../admin-tasks/' &lt;- redirects to main page</text:p>
      <text:p text:style-name="P5">include_once('../../ui-layout/header.inc')</text:p>
      <text:p text:style-name="P5">Also uses '../../core/logout.php'</text:p>
      <text:p text:style-name="P5"><text:s text:c="10"/>'../staff-members/edit.php'</text:p>
      <text:p text:style-name="P5">include_once('../../ui-layout/footer.inc'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2T14:33:52.483095180</dc:date>
    <meta:editing-duration>PT5M33S</meta:editing-duration>
    <meta:editing-cycles>1</meta:editing-cycles>
    <meta:document-statistic meta:table-count="0" meta:image-count="0" meta:object-count="0" meta:page-count="8" meta:paragraph-count="372" meta:word-count="551" meta:character-count="11527" meta:non-whitespace-character-count="10881"/>
    <meta:generator>LibreOffice/6.1.6.3$Linux_X86_64 LibreOffice_project/5896ab1714085361c45cf540f76f60673dd96a72</meta:generator>
  </office:meta>
</office:document-meta>
</file>